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cf6a5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cf6a5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XXV</text:span><text:span text:style-name="T5">I</text:span></text:p>
      <text:p text:style-name="P2"><text:span text:style-name="T6">На следующий день Павел и Даша под руководством Джейн и Евгения продолжали учить танец. До конкурса оставалось мало времени, а до совершенства танца было еще далеко. </text:span></text:p>
      <text:p text:style-name="P2"><text:span text:style-name="T6">–Да сколько можно? Что не так мы делаем?! – возмущался Алехин.</text:span></text:p>
      <text:p text:style-name="P2"><text:span text:style-name="T6">–Слишком коряво, так нам точно не выиграть! Нужна точность и элегантность! – строго сказал Евгений.</text:span></text:p>
      <text:p text:style-name="P2"><text:span text:style-name="T6">–Джейн, а, может быть, вы нам покажете? Нам бы тогда было проще и понятнее. Мы бы тогда на вашем примере знали, что нужно сделать – спросила Даша.</text:span></text:p>
      <text:p text:style-name="P2"><text:span text:style-name="T6">–Евгений, давай покажем, – сказала Джейн, подходя к нему и вставая на начальную позицию. </text:span></text:p>
      <text:p text:style-name="P2"><text:span text:style-name="T6">–Хорошо, – ответил тот, подходя к ней и подавая руку. </text:span></text:p>
      <text:p text:style-name="P2"><text:span text:style-name="T6">Даша и Павел внимательно наблюдали за тем, как они легко и элегантно двигались, дополняя друг друга. В какой-то момент Алехин подхватил Дашу и начал кружить в том же танце, при этом делая в совершенстве каждое движение, на что девушка отвечала тем же. Остановившись, их учителя восхищенно наблюдали за прекрасной парой. Закончив танец, Павел посмотрел на них вопросительно.</text:span></text:p>
      <text:p text:style-name="P2"><text:span text:style-name="T6">–Прекрасно, прекрасно! – сказал, хлопая Евгений.</text:span></text:p>
      <text:p text:style-name="P2"><text:span text:style-name="T6">–Вы танцевали в совершенстве. Нам нечему вас больше учить. Теперь остается надеяться лишь на ваше мастерство и удачу, – сказала Джейн, и они вместе с Евгением удалились из зала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2:28.486000000</meta:creation-date>
    <dc:date>2022-05-15T19:42:48.463000000</dc:date>
    <meta:editing-duration>PT20S</meta:editing-duration>
    <meta:editing-cycles>1</meta:editing-cycles>
    <meta:document-statistic meta:table-count="0" meta:image-count="0" meta:object-count="0" meta:page-count="1" meta:paragraph-count="10" meta:word-count="189" meta:character-count="1221" meta:non-whitespace-character-count="1031"/>
    <meta:generator>LibreOffice/7.2.2.2$Windows_X86_64 LibreOffice_project/02b2acce88a210515b4a5bb2e46cbfb63fe97d56</meta:generator>
  </office:meta>
</office:document-meta>
</file>